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梁桂荣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谢灵华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王海天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姚志邦</text:p>
          </table:table-cell>
          <table:table-cell table:number-columns-repeated="5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龙光波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江迅达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陈劲鸿</text:p>
          </table:table-cell>
          <table:table-cell table:number-columns-repeated="5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杜双</text:p>
          </table:table-cell>
          <table:table-cell table:number-columns-repeated="2" office:value-type="float" office:value="2.5" calcext:value-type="float">
            <text:p>2.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4">0000-00-00</text:date>, <text:time style:data-style-name="N2" text:time-value="21:06:25.5163202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6T16:11:05.001847235</meta:creation-date>
    <dc:date>2016-11-24T21:34:58.079595440</dc:date>
    <meta:editing-duration>PT3H56M1S</meta:editing-duration>
    <meta:editing-cycles>42</meta:editing-cycles>
    <meta:generator>LibreOffice/4.2.8.2$Linux_X86_64 LibreOffice_project/420m0$Build-2</meta:generator>
    <meta:document-statistic meta:table-count="1" meta:cell-count="48" meta:object-count="0"/>
  </office:meta>
</office:document-meta>
</file>